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cm" fo:padding-left="0cm" fo:padding-right="0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cm" svg:height="0.5cm" svg:x="0.25cm" svg:y="0.25cm">
          <draw:text-box>
            <text:p text:style-name="P1"><text:span text:style-name="T1">V1</text:span></text:p>
          </draw:text-box>
        </draw:frame>
        <draw:frame draw:style-name="gr1" draw:text-style-name="P2" draw:layer="layout" svg:width="1cm" svg:height="0.5cm" svg:x="0.25cm" svg:y="2.75cm">
          <draw:text-box>
            <text:p text:style-name="P1"><text:span text:style-name="T1">V2</text:span></text:p>
          </draw:text-box>
        </draw:frame>
        <draw:g>
          <draw:circle draw:style-name="gr2" draw:text-style-name="P1" draw:layer="layout" svg:width="1cm" svg:height="1cm" svg:x="0.25cm" svg:y="1.25cm">
            <text:p/>
          </draw:circle>
          <draw:line draw:style-name="gr3" draw:text-style-name="P1" draw:layer="layout" svg:x1="0.75cm" svg:y1="0.75cm" svg:x2="0.75cm" svg:y2="1.25cm">
            <text:p/>
          </draw:line>
          <draw:line draw:style-name="gr3" draw:text-style-name="P1" draw:layer="layout" svg:x1="0.75cm" svg:y1="2.25cm" svg:x2="0.75cm" svg:y2="2.75cm">
            <text:p/>
          </draw:line>
          <draw:g>
            <draw:path draw:style-name="gr3" draw:text-style-name="P1" draw:layer="layout" svg:width="0.177cm" svg:height="0.227cm" draw:transform="skewX (0.0874409955248994) rotate (1.15104464169004) translate (0.499999364867269cm 1.75512452219508cm)" svg:viewBox="0 0 178 228" svg:d="m0 0c308 0 122 228 122 228">
              <text:p/>
            </draw:path>
            <draw:path draw:style-name="gr3" draw:text-style-name="P1" draw:layer="layout" svg:width="0.177cm" svg:height="0.227cm" draw:transform="skewX (-0.0970403064108665) rotate (1.99054801189916) translate (0.822657797044873cm 1.91793500299767cm)" svg:viewBox="0 0 178 228" svg:d="m178 0c-307 0-124 228-124 228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1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8T23:43:20.78</dc:date>
    <meta:editing-duration>PT51M32S</meta:editing-duration>
    <meta:editing-cycles>45</meta:editing-cycles>
    <meta:document-statistic meta:object-count="9"/>
  </office:meta>
</office:document-meta>
</file>